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33ff99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8"/>
        <table:table-row table:style-name="ro3">
          <table:table-cell/>
          <table:table-cell table:style-name="ce1" office:value-type="string" calcext:value-type="string" table:number-columns-spanned="6" table:number-rows-spanned="1">
            <text:p>aa-eval on the microbenchmarks without main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rbaa</text:p>
          </table:table-cell>
          <table:table-cell table:style-name="ce4" office:value-type="string" calcext:value-type="string">
            <text:p>basic+rbaa</text:p>
          </table:table-cell>
          <table:table-cell table:style-name="ce7" office:value-type="string" calcext:value-type="string">
            <text:p>(basic+rbaa)–basic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]-[.D3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4]-[.D4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F5]-[.D5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]-[.D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7]-[.D7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8]-[.D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F9]-[.D9]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]-[.D1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F11]-[.D11]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12]-[.D12]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F13]-[.D1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F14]-[.D14]"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6" table:formula="of:=SUM([.C3:.C14])" office:value-type="float" office:value="198" calcext:value-type="float">
            <text:p>198</text:p>
          </table:table-cell>
          <table:table-cell table:style-name="ce6" table:formula="of:=SUM([.D3:.D14])" office:value-type="float" office:value="66" calcext:value-type="float">
            <text:p>66</text:p>
          </table:table-cell>
          <table:table-cell table:style-name="ce6" table:formula="of:=SUM([.E3:.E14])" office:value-type="float" office:value="107" calcext:value-type="float">
            <text:p>107</text:p>
          </table:table-cell>
          <table:table-cell table:style-name="ce6" table:formula="of:=SUM([.F3:.F14])" office:value-type="float" office:value="124" calcext:value-type="float">
            <text:p>124</text:p>
          </table:table-cell>
          <table:table-cell table:style-name="ce9" table:formula="of:=[.F15]-[.D15]" office:value-type="float" office:value="58" calcext:value-type="float">
            <text:p>5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01:41:48.041910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53:23.300502378</meta:creation-date>
    <dc:date>2015-09-01T01:59:58.334950530</dc:date>
    <meta:editing-duration>PT45M53S</meta:editing-duration>
    <meta:editing-cycles>9</meta:editing-cycles>
    <meta:generator>LibreOffice/4.4.2.2$Linux_X86_64 LibreOffice_project/40m0$Build-2</meta:generator>
    <meta:document-statistic meta:table-count="2" meta:cell-count="85" meta:object-count="0"/>
  </office:meta>
</office:document-meta>
</file>